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cd9e" officeooo:paragraph-rsid="0014cd9e" style:font-size-asian="11pt" style:font-size-complex="11pt"/>
    </style:style>
    <style:style style:name="P2" style:family="paragraph" style:parent-style-name="Header">
      <style:text-properties fo:font-size="10pt" style:text-underline-style="solid" style:text-underline-width="auto" style:text-underline-color="font-color" officeooo:rsid="0014cd9e" officeooo:paragraph-rsid="0014cd9e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Vertex Cover</text:p>
      <text:p text:style-name="P1"/>
      <text:p text:style-name="P1">// Wiki: Vertex Cover:</text:p>
      <text:p text:style-name="P1">// In the mathematical discipline of graph theory, a vertex cover (sometimes node cover) </text:p>
      <text:p text:style-name="P1">// of a graph is a set of vertices such that each edge of the graph is incident to at least one vertex of the set</text:p>
      <text:p text:style-name="P1"/>
      <text:p text:style-name="P1">// Wiki: Edge Cover:</text:p>
      <text:p text:style-name="P1">// In graph theory, an edge cover of a graph is a set of edges such that every vertex of the graph </text:p>
      <text:p text:style-name="P1">// is incident to at least one edge of the set</text:p>
      <text:p text:style-name="P1"/>
      <text:p text:style-name="P1">// Min Edge Cover = TotalNodes - MinVertexCover</text:p>
      <text:p text:style-name="P1"/>
      <text:p text:style-name="P1">#include &lt;bits/stdc++.h&gt;</text:p>
      <text:p text:style-name="P1">using namespace std;</text:p>
      <text:p text:style-name="P1">bitset&lt;210&gt;vis;</text:p>
      <text:p text:style-name="P1">int lft[210], rht[210];</text:p>
      <text:p text:style-name="P1">vector&lt;int&gt;G[210];</text:p>
      <text:p text:style-name="P1"/>
      <text:p text:style-name="P1">bool VertexCover(int u) { <text:s text:c="26"/>//Min Vertex Cover</text:p>
      <text:p text:style-name="P1"><text:tab/>vis[u] = 1;</text:p>
      <text:p text:style-name="P1"><text:tab/>for(int i = 0; i &lt; (int)G[u].size(); ++i) {</text:p>
      <text:p text:style-name="P1"><text:tab/><text:tab/>int v = G[u][i];</text:p>
      <text:p text:style-name="P1"><text:tab/><text:tab/>if(vis[v])</text:p>
      <text:p text:style-name="P1"><text:tab/><text:tab/><text:tab/>continue;</text:p>
      <text:p text:style-name="P1"><text:tab/><text:tab/>vis[v] = 1;</text:p>
      <text:p text:style-name="P1"><text:tab/><text:tab/></text:p>
      <text:p text:style-name="P1"><text:tab/><text:tab/>if(lft[v] == -1) {</text:p>
      <text:p text:style-name="P1"><text:tab/><text:tab/><text:tab/>lft[v] = u;</text:p>
      <text:p text:style-name="P1"><text:tab/><text:tab/><text:tab/>rht[u] = v;</text:p>
      <text:p text:style-name="P1"><text:tab/><text:tab/><text:tab/>return 1;</text:p>
      <text:p text:style-name="P1"><text:tab/><text:tab/>}</text:p>
      <text:p text:style-name="P1"><text:tab/><text:tab/></text:p>
      <text:p text:style-name="P1"><text:tab/><text:tab/>else if(VertexCover(lft[v])) {</text:p>
      <text:p text:style-name="P1"><text:tab/><text:tab/><text:tab/>lft[v] = u;</text:p>
      <text:p text:style-name="P1"><text:tab/><text:tab/><text:tab/>rht[u] = v;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>int main() {</text:p>
      <text:p text:style-name="P1"><text:tab/>memset(lft, -1, sizeof lft);</text:p>
      <text:p text:style-name="P1"><text:tab/>memset(rht, -1, sizeof rht);</text:p>
      <text:p text:style-name="P1"><text:tab/></text:p>
      <text:p text:style-name="P1"><text:tab/>for(int i = 1; i &lt;= n; ++i) { <text:tab/> <text:s text:c="10"/><text:tab/><text:tab/><text:tab/> // n is the number of left-side nodes</text:p>
      <text:p text:style-name="P1"><text:tab/><text:tab/>vis.reset();<text:tab/><text:tab/><text:tab/><text:tab/> <text:s text:c="11"/><text:tab/><text:tab/>// if left-side nodes are unspecified then do bi-coloring</text:p>
      <text:p text:style-name="P1"><text:tab/><text:tab/>MinVertexCover += VertexCover(i); <text:tab/><text:tab/>// MinVertexCover is the answer</text:p>
      <text:p text:style-name="P1"><text:tab/>}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14cd9e" officeooo:paragraph-rsid="0014cd9e" style:font-size-asian="8.75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Vertex &amp; Edge Co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3:03:06.386701385</meta:creation-date>
    <dc:date>2018-01-09T03:06:00.105138515</dc:date>
    <meta:editing-duration>PT2M54S</meta:editing-duration>
    <meta:editing-cycles>1</meta:editing-cycles>
    <meta:document-statistic meta:table-count="0" meta:image-count="0" meta:object-count="0" meta:page-count="1" meta:paragraph-count="46" meta:word-count="213" meta:character-count="1234" meta:non-whitespace-character-count="946"/>
    <meta:generator>LibreOffice/5.1.6.2$Linux_x86 LibreOffice_project/10m0$Build-2</meta:generator>
  </office:meta>
</office:document-meta>
</file>